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style:paragraph-properties style:writing-mode="lr-tb"/>
    </style:style>
    <style:style style:name="gr2" style:family="graphic" style:parent-style-name="standard">
      <style:graphic-properties draw:textarea-horizontal-align="justify" draw:textarea-vertical-align="middle" draw:auto-grow-height="false" fo:min-height="2.75cm" fo:min-width="19cm"/>
      <style:paragraph-properties style:writing-mode="lr-tb"/>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25cm" fo:min-width="5cm"/>
      <style:paragraph-properties style:writing-mode="lr-tb"/>
    </style:style>
    <style:style style:name="gr5" style:family="graphic" style:parent-style-name="objectwithoutfill">
      <style:graphic-properties draw:marker-end="Arrowheads_20_1" draw:marker-end-width="0.3cm" draw:fill="none"/>
    </style:style>
    <style:style style:name="gr6" style:family="graphic" style:parent-style-name="standard">
      <style:graphic-properties draw:textarea-horizontal-align="justify" draw:textarea-vertical-align="top" draw:auto-grow-height="false" fo:min-height="2.75cm" fo:min-width="12cm"/>
      <style:paragraph-properties style:writing-mode="lr-tb"/>
    </style:style>
    <style:style style:name="gr7" style:family="graphic" style:parent-style-name="standard">
      <style:graphic-properties draw:textarea-horizontal-align="justify" draw:textarea-vertical-align="middle" draw:auto-grow-height="false" fo:min-height="0.75cm" fo:min-width="3cm"/>
      <style:paragraph-properties style:writing-mode="lr-tb"/>
    </style:style>
    <style:style style:name="gr8" style:family="graphic" style:parent-style-name="standard">
      <style:graphic-properties draw:textarea-horizontal-align="justify" draw:textarea-vertical-align="middle" draw:auto-grow-height="false" fo:min-height="0.75cm" fo:min-width="2.5cm"/>
      <style:paragraph-properties style:writing-mode="lr-tb"/>
    </style:style>
    <style:style style:name="gr9" style:family="graphic" style:parent-style-name="objectwithoutfill">
      <style:graphic-properties draw:marker-end="Arrowheads_20_2" draw:marker-end-width="0.3cm" draw:fill="none"/>
    </style:style>
    <style:style style:name="gr10" style:family="graphic" style:parent-style-name="objectwithoutfill">
      <style:graphic-properties draw:marker-end="Arrowheads_20_3" draw:marker-end-width="0.3cm" draw:fill="none"/>
    </style:style>
    <style:style style:name="gr11" style:family="graphic" style:parent-style-name="standard">
      <style:graphic-properties svg:stroke-opacity="0%" draw:textarea-horizontal-align="justify" draw:textarea-vertical-align="middle" draw:auto-grow-height="false" fo:min-height="0.25cm" fo:min-width="2.5cm"/>
      <style:paragraph-properties style:writing-mode="lr-tb"/>
    </style:style>
    <style:style style:name="gr12" style:family="graphic" style:parent-style-name="standard">
      <style:graphic-properties svg:stroke-width="0.018cm" draw:marker-start-width="0.232cm" draw:marker-end-width="0.232cm" svg:stroke-opacity="0%" draw:textarea-horizontal-align="justify" draw:textarea-vertical-align="middle" draw:auto-grow-height="false" fo:min-height="0.25cm" fo:min-width="2.5cm" fo:padding-top="0.119cm" fo:padding-bottom="0.119cm" fo:padding-left="0.244cm" fo:padding-right="0.244cm"/>
      <style:paragraph-properties style:writing-mode="lr-tb"/>
    </style:style>
    <style:style style:name="gr13" style:family="graphic" style:parent-style-name="standard">
      <style:graphic-properties draw:stroke="none" draw:fill="none" draw:textarea-vertical-align="top"/>
      <style:paragraph-properties style:writing-mode="lr-tb"/>
    </style:style>
    <style:style style:name="pr1" style:family="presentation" style:parent-style-name="Midnightblue1-notes">
      <style:graphic-properties draw:fill-color="#ffffff" draw:auto-grow-height="true" fo:min-height="13.364cm"/>
      <style:paragraph-properties style:writing-mode="lr-tb"/>
    </style:style>
    <style:style style:name="pr2" style:family="presentation" style:parent-style-name="Midnightblue-title">
      <style:graphic-properties fo:min-height="2.413cm"/>
      <style:paragraph-properties style:writing-mode="lr-tb"/>
    </style:style>
    <style:style style:name="pr3" style:family="presentation" style:parent-style-name="Midnightblue-notes">
      <style:graphic-properties draw:fill-color="#ffffff" draw:auto-grow-height="true" fo:min-height="13.364cm"/>
      <style:paragraph-properties style:writing-mode="lr-tb"/>
    </style:style>
    <style:style style:name="pr4" style:family="presentation" style:parent-style-name="Midnightblue-title">
      <style:graphic-properties fo:min-height="1.998cm"/>
      <style:paragraph-properties style:writing-mode="lr-tb"/>
    </style:style>
    <style:style style:name="pr5" style:family="presentation" style:parent-style-name="Midnightblue-notes">
      <style:graphic-properties draw:fill-color="#ffffff" fo:min-height="13.364cm"/>
      <style:paragraph-properties style:writing-mode="lr-tb"/>
    </style:style>
    <style:style style:name="P1" style:family="paragraph">
      <loext:graphic-properties draw:fill="none"/>
      <style:paragraph-properties style:writing-mode="lr-tb"/>
      <style:text-properties fo:color="#ffffff" loext:opacity="100%"/>
    </style:style>
    <style:style style:name="P2" style:family="paragraph">
      <loext:graphic-properties draw:fill="none"/>
      <style:paragraph-properties style:writing-mode="lr-tb"/>
      <style:text-properties fo:color="#ffffff" loext:opacity="100%" fo:background-color="transparent"/>
    </style:style>
    <style:style style:name="P3" style:family="paragraph">
      <style:paragraph-properties fo:text-align="center" style:writing-mode="lr-tb"/>
      <style:text-properties fo:font-size="44pt" style:font-size-asian="44pt" style:font-size-complex="44pt"/>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text-align="center" style:writing-mode="lr-tb"/>
    </style:style>
    <style:style style:name="P7" style:family="paragraph">
      <loext:graphic-properties draw:fill="none"/>
    </style:style>
    <style:style style:name="P8" style:family="paragraph">
      <style:paragraph-properties fo:text-align="start" style:writing-mode="lr-tb"/>
      <style:text-properties fo:font-size="11pt" style:font-size-asian="11pt" style:font-size-complex="11pt"/>
    </style:style>
    <style:style style:name="P9" style:family="paragraph">
      <loext:graphic-properties draw:fill="none"/>
      <style:paragraph-properties style:writing-mode="lr-tb"/>
    </style:style>
    <style:style style:name="P10" style:family="paragraph">
      <loext:graphic-properties draw:fill="none"/>
      <style:paragraph-properties style:writing-mode="lr-tb"/>
      <style:text-properties fo:color="#111111" loext:opacity="100%"/>
    </style:style>
    <style:style style:name="P11" style:family="paragraph">
      <style:paragraph-properties fo:text-align="start"/>
    </style:style>
    <style:style style:name="P12" style:family="paragraph">
      <loext:graphic-properties draw:fill="none"/>
      <style:paragraph-properties fo:text-align="start" style:writing-mode="lr-tb"/>
    </style:style>
    <style:style style:name="P13" style:family="paragraph">
      <loext:graphic-properties draw:fill-color="#ffffff"/>
    </style:style>
    <style:style style:name="T1" style:family="text">
      <style:text-properties fo:color="#ffffff" loext:opacity="100%"/>
    </style:style>
    <style:style style:name="T2" style:family="text">
      <style:text-properties fo:color="#ffffff" loext:opacity="100%" fo:background-color="transparent"/>
    </style:style>
    <style:style style:name="T3" style:family="text">
      <style:text-properties fo:font-size="44pt" style:font-size-asian="44pt" style:font-size-complex="44pt"/>
    </style:style>
    <style:style style:name="T4" style:family="text">
      <style:text-properties fo:font-size="11pt" style:font-size-asian="11pt" style:font-size-complex="11pt"/>
    </style:style>
    <style:style style:name="T5" style:family="text">
      <style:text-properties fo:color="#111111"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draw:style-name="gr1" draw:text-style-name="P1" draw:layer="layout" svg:width="27.57cm" svg:height="2.653cm" svg:x="0.5cm" svg:y="11.5cm">
          <draw:text-box>
            <text:p><text:span text:style-name="T1">In Java, streams are the sequence of data that are read from the source and written to the destination.</text:span></text:p>
            <text:p><text:span text:style-name="T1"/></text:p>
          </draw:text-box>
        </draw:frame>
        <draw:frame draw:style-name="gr1" draw:text-style-name="P2" draw:layer="layout" svg:width="28cm" svg:height="1.25cm" svg:x="0cm" svg:y="14.153cm">
          <draw:text-box>
            <text:p><text:span text:style-name="T2">Most applications need to process some input and produce some output based on that input over the <text:s text:c="5"/>network</text:span></text:p>
          </draw:text-box>
        </draw:frame>
        <draw:custom-shape draw:style-name="gr2" draw:text-style-name="P3" draw:layer="layout" svg:width="19.5cm" svg:height="3cm" svg:x="7cm" svg:y="6.5cm">
          <text:p text:style-name="P3"><text:span text:style-name="T3">JAVA IO STREAMS</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1" draw:text-style-name="P4"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text-style-name="P5" draw:layer="layout" svg:width="26cm" svg:height="2cm" svg:x="1cm" svg:y="0.627cm" presentation:class="title" presentation:user-transformed="true">
          <draw:text-box>
            <text:p>Java I/O Streams introduction</text:p>
          </draw:text-box>
        </draw:frame>
        <draw:custom-shape draw:style-name="gr4" draw:text-style-name="P6" draw:layer="layout" svg:width="5.5cm" svg:height="1.5cm" svg:x="2.5cm" svg:y="9cm">
          <text:p text:style-name="P6">Source</text:p>
          <draw:enhanced-geometry svg:viewBox="0 0 21600 21600" draw:type="rectangle" draw:enhanced-path="M 0 0 L 21600 0 21600 21600 0 21600 0 0 Z N"/>
        </draw:custom-shape>
        <draw:custom-shape draw:style-name="gr4" draw:text-style-name="P6" draw:layer="layout" svg:width="5.5cm" svg:height="1.5cm" svg:x="9.5cm" svg:y="9cm">
          <text:p text:style-name="P6">Program </text:p>
          <draw:enhanced-geometry svg:viewBox="0 0 21600 21600" draw:type="rectangle" draw:enhanced-path="M 0 0 L 21600 0 21600 21600 0 21600 0 0 Z N"/>
        </draw:custom-shape>
        <draw:custom-shape draw:style-name="gr4" draw:text-style-name="P6" draw:layer="layout" svg:width="5.5cm" svg:height="1.5cm" svg:x="16.5cm" svg:y="9cm">
          <text:p text:style-name="P6">Destination</text:p>
          <draw:enhanced-geometry svg:viewBox="0 0 21600 21600" draw:type="rectangle" draw:enhanced-path="M 0 0 L 21600 0 21600 21600 0 21600 0 0 Z N"/>
        </draw:custom-shape>
        <draw:line draw:style-name="gr5" draw:text-style-name="P7" draw:layer="layout" svg:x1="8cm" svg:y1="10cm" svg:x2="9.5cm" svg:y2="10cm">
          <text:p/>
        </draw:line>
        <draw:line draw:style-name="gr5" draw:text-style-name="P7" draw:layer="layout" svg:x1="15cm" svg:y1="10cm" svg:x2="16.5cm" svg:y2="10cm">
          <text:p/>
        </draw:line>
        <draw:custom-shape draw:style-name="gr6" draw:text-style-name="P8" draw:layer="layout" svg:width="12.5cm" svg:height="3cm" svg:x="0.5cm" svg:y="11.5cm">
          <text:p text:style-name="P8"><text:span text:style-name="T4">Reading data from source</text:span></text:p>
          <draw:enhanced-geometry svg:viewBox="0 0 21600 21600" draw:type="rectangle" draw:enhanced-path="M 0 0 L 21600 0 21600 21600 0 21600 0 0 Z N"/>
        </draw:custom-shape>
        <draw:custom-shape draw:style-name="gr6" draw:text-style-name="P8" draw:layer="layout" svg:width="12.5cm" svg:height="3cm" svg:x="14cm" svg:y="11.5cm">
          <text:p text:style-name="P8"><text:span text:style-name="T4">Writing data to destination</text:span></text:p>
          <draw:enhanced-geometry svg:viewBox="0 0 21600 21600" draw:type="rectangle" draw:enhanced-path="M 0 0 L 21600 0 21600 21600 0 21600 0 0 Z N"/>
        </draw:custom-shape>
        <draw:custom-shape draw:style-name="gr7" draw:text-style-name="P6" draw:layer="layout" svg:width="3.5cm" svg:height="1cm" svg:x="1cm" svg:y="13cm">
          <text:p text:style-name="P6">Source </text:p>
          <draw:enhanced-geometry svg:viewBox="0 0 21600 21600" draw:type="rectangle" draw:enhanced-path="M 0 0 L 21600 0 21600 21600 0 21600 0 0 Z N"/>
        </draw:custom-shape>
        <draw:custom-shape draw:style-name="gr7" draw:text-style-name="P6" draw:layer="layout" svg:width="3.5cm" svg:height="1cm" svg:x="9cm" svg:y="13cm">
          <text:p text:style-name="P6">Program </text:p>
          <draw:enhanced-geometry svg:viewBox="0 0 21600 21600" draw:type="rectangle" draw:enhanced-path="M 0 0 L 21600 0 21600 21600 0 21600 0 0 Z N"/>
        </draw:custom-shape>
        <draw:custom-shape draw:style-name="gr8" draw:text-style-name="P6" draw:layer="layout" svg:width="3cm" svg:height="1cm" svg:x="14.5cm" svg:y="13cm">
          <text:p text:style-name="P6">Program </text:p>
          <draw:enhanced-geometry svg:viewBox="0 0 21600 21600" draw:type="rectangle" draw:enhanced-path="M 0 0 L 21600 0 21600 21600 0 21600 0 0 Z N"/>
        </draw:custom-shape>
        <draw:custom-shape draw:style-name="gr7" draw:text-style-name="P6" draw:layer="layout" svg:width="3.5cm" svg:height="1cm" svg:x="22.5cm" svg:y="13cm">
          <text:p text:style-name="P6">Destination </text:p>
          <draw:enhanced-geometry svg:viewBox="0 0 21600 21600" draw:type="rectangle" draw:enhanced-path="M 0 0 L 21600 0 21600 21600 0 21600 0 0 Z N"/>
        </draw:custom-shape>
        <draw:line draw:style-name="gr9" draw:text-style-name="P7" draw:layer="layout" svg:x1="5cm" svg:y1="13.5cm" svg:x2="8cm" svg:y2="13.5cm">
          <text:p/>
        </draw:line>
        <draw:line draw:style-name="gr10" draw:text-style-name="P7" draw:layer="layout" svg:x1="18cm" svg:y1="13.5cm" svg:x2="21cm" svg:y2="13.5cm">
          <text:p/>
        </draw:line>
        <draw:custom-shape draw:style-name="gr11" draw:text-style-name="P6" draw:layer="layout" svg:width="3cm" svg:height="0.5cm" svg:x="5cm" svg:y="13cm">
          <text:p text:style-name="P6">Input stream</text:p>
          <draw:enhanced-geometry svg:viewBox="0 0 21600 21600" draw:mirror-horizontal="false" draw:mirror-vertical="false" draw:type="rectangle" draw:enhanced-path="M 0 0 L 21600 0 21600 21600 0 21600 0 0 Z N"/>
        </draw:custom-shape>
        <draw:custom-shape draw:style-name="gr12" draw:text-style-name="P6" draw:layer="layout" svg:width="3cm" svg:height="0.5cm" svg:x="18cm" svg:y="13cm">
          <text:p text:style-name="P6"><text:s text:c="4"/>Output stream</text:p>
          <draw:enhanced-geometry svg:viewBox="0 0 21600 21600" draw:type="rectangle" draw:enhanced-path="M 0 0 L 21600 0 21600 21600 0 21600 0 0 Z N"/>
        </draw:custom-shape>
        <draw:frame draw:style-name="gr1" draw:text-style-name="P9" draw:layer="layout" svg:width="27.236cm" svg:height="3cm" svg:x="0.5cm" svg:y="4cm">
          <draw:text-box>
            <text:p>Java's IO package mostly concerns itself with the reading of raw data from a source and writing of raw data to a destination.</text:p>
          </draw:text-box>
        </draw:frame>
        <draw:frame draw:style-name="gr1" draw:text-style-name="P10" draw:layer="layout" svg:width="27cm" svg:height="1.852cm" svg:x="0.5cm" svg:y="6.122cm">
          <draw:text-box>
            <text:p><text:span text:style-name="T5">An input stream is used to read data from the source. </text:span></text:p>
            <text:p><text:span text:style-name="T5">And, an output stream is used to write data to the destination.</text:span></text:p>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5" draw:layer="layout" svg:width="26cm" svg:height="1.997cm" svg:x="1cm" svg:y="0.627cm" presentation:class="title">
          <draw:text-box>
            <text:p>Types of stream </text:p>
          </draw:text-box>
        </draw:frame>
        <draw:frame draw:style-name="gr13" draw:text-style-name="P12" draw:layer="layout" svg:width="27cm" svg:height="4cm" svg:x="0.5cm" svg:y="4cm">
          <draw:text-box>
            <text:p text:style-name="P11">Depending upon the data a stream holds, it can be classified into:</text:p>
            <text:p text:style-name="P11"><text:s text:c="5"/></text:p>
            <text:p text:style-name="P11"><text:s text:c="5"/>1.Byte Stream</text:p>
            <text:p text:style-name="P11"><text:s text:c="5"/>2.Character Stream</text:p>
          </draw:text-box>
        </draw:frame>
        <draw:frame draw:style-name="gr1" draw:text-style-name="P9" draw:layer="layout" svg:width="4.273cm" svg:height="1.051cm" svg:x="0.5cm" svg:y="7.5cm">
          <draw:text-box>
            <text:p>Byte Stream - </text:p>
          </draw:text-box>
        </draw:frame>
        <draw:frame draw:style-name="gr1" draw:text-style-name="P9" draw:layer="layout" svg:width="17.727cm" svg:height="1.051cm" svg:x="4.273cm" svg:y="7.5cm">
          <draw:text-box>
            <text:p>Byte stream is used to read and write a single byte (8 bits) of data.</text:p>
          </draw:text-box>
        </draw:frame>
        <draw:frame draw:style-name="gr1" draw:text-style-name="P9" draw:layer="layout" svg:width="27.037cm" svg:height="1.051cm" svg:x="0.5cm" svg:y="8.551cm">
          <draw:text-box>
            <text:p>All byte stream classes are derived from base abstract classes called InputStream and OutputStream.</text:p>
          </draw:text-box>
        </draw:frame>
        <draw:frame draw:style-name="gr1" draw:text-style-name="P9" draw:layer="layout" svg:width="6.121cm" svg:height="1.051cm" svg:x="0cm" svg:y="10cm">
          <draw:text-box>
            <text:p>Character Stream -</text:p>
          </draw:text-box>
        </draw:frame>
        <draw:frame draw:style-name="gr1" draw:text-style-name="P9" draw:layer="layout" svg:width="18.536cm" svg:height="1.051cm" svg:x="6cm" svg:y="10cm">
          <draw:text-box>
            <text:p>Character stream is used to read and write a single character of data.</text:p>
          </draw:text-box>
        </draw:frame>
        <draw:frame draw:style-name="gr1" draw:text-style-name="P9" draw:layer="layout" svg:width="23.845cm" svg:height="1.051cm" svg:x="0.655cm" svg:y="11.5cm">
          <draw:text-box>
            <text:p>All the character stream classes are derived from base abstract classes Reader and Writer</text:p>
          </draw:text-box>
        </draw:frame>
        <presentation:notes draw:style-name="dp2">
          <draw:page-thumbnail draw:style-name="gr3"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0">
        <office:forms form:automatic-focus="false" form:apply-design-mode="false"/>
        <draw:frame presentation:style-name="pr4" draw:text-style-name="P5" draw:layer="layout" svg:width="26cm" svg:height="1.997cm" svg:x="1cm" svg:y="0.627cm" presentation:class="title">
          <draw:text-box>
            <text:p>JAVA IO : FILES</text:p>
          </draw:text-box>
        </draw:frame>
        <draw:frame draw:style-name="gr1" draw:text-style-name="P9" draw:layer="layout" svg:width="18.858cm" svg:height="1.051cm" svg:x="0.142cm" svg:y="3.5cm">
          <draw:text-box>
            <text:p>Files are a common source or destination of data in Java applications.</text:p>
          </draw:text-box>
        </draw:frame>
        <draw:frame draw:style-name="gr1" draw:text-style-name="P9" draw:layer="layout" svg:width="25.195cm" svg:height="1.051cm" svg:x="0.142cm" svg:y="4.449cm">
          <draw:text-box>
            <text:p>The Java IO API contains the following classes which are relevant to working with files in Java:</text:p>
          </draw:text-box>
        </draw:frame>
        <draw:frame draw:style-name="gr1" draw:text-style-name="P12" draw:layer="layout" svg:width="6.438cm" svg:height="5.056cm" svg:x="0.562cm" svg:y="5.5cm">
          <draw:text-box>
            <text:list text:style-name="L1">
              <text:list-item>
                <text:p text:style-name="P11">File</text:p>
              </text:list-item>
              <text:list-item>
                <text:p text:style-name="P11">RandomAccessFile</text:p>
              </text:list-item>
              <text:list-item>
                <text:p text:style-name="P11">FileInputStream</text:p>
              </text:list-item>
              <text:list-item>
                <text:p text:style-name="P11">FileReader</text:p>
              </text:list-item>
              <text:list-item>
                <text:p text:style-name="P11">FileOutputStream</text:p>
              </text:list-item>
              <text:list-item>
                <text:p text:style-name="P11">FileWriter</text:p>
              </text:list-item>
            </text:list>
          </draw:text-box>
        </draw:frame>
        <draw:frame draw:style-name="gr1" draw:text-style-name="P9" draw:layer="layout" svg:width="25.381cm" svg:height="1.051cm" svg:x="0.119cm" svg:y="10.5cm">
          <draw:text-box>
            <text:p>The Java File class, java.io.File in the Java IO API gives you access to the underlying file system.</text:p>
          </draw:text-box>
        </draw:frame>
        <draw:frame draw:style-name="gr1" draw:text-style-name="P9" draw:layer="layout" svg:width="27.667cm" svg:height="2.653cm" svg:x="0cm" svg:y="11.347cm">
          <draw:text-box>
            <text:p><text:s/>The Java File class only gives you access to the file and directory meta data. If you need to read or write the content of files, you should do so using either FileInputStream, FileOutputStream or RandomAccessFile</text:p>
          </draw:text-box>
        </draw:frame>
        <presentation:notes draw:style-name="dp2">
          <draw:page-thumbnail draw:style-name="gr3"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5" draw:layer="layout" svg:width="26cm" svg:height="1.997cm" svg:x="1cm" svg:y="0.627cm" presentation:class="title">
          <draw:text-box>
            <text:p>FILE CLASS</text:p>
          </draw:text-box>
        </draw:frame>
        <draw:frame draw:style-name="gr1" draw:text-style-name="P9" draw:layer="layout" svg:width="4.5cm" svg:height="1.051cm" svg:x="0cm" svg:y="3.5cm">
          <draw:text-box>
            <text:p>1. Create a File</text:p>
          </draw:text-box>
        </draw:frame>
        <draw:frame draw:style-name="gr1" draw:text-style-name="P9" draw:layer="layout" svg:width="26.046cm" svg:height="1.051cm" svg:x="0cm" svg:y="4.449cm">
          <draw:text-box>
            <text:p>Before you can do anything with the file system or File class, you must create a Java File.</text:p>
          </draw:text-box>
        </draw:frame>
        <draw:frame draw:style-name="gr1" draw:text-style-name="P12" draw:layer="layout" svg:width="18.592cm" svg:height="1.051cm" svg:x="0cm" svg:y="5.5cm">
          <draw:text-box>
            <text:p text:style-name="P11">EX :- <text:s text:c="9"/>File file = new File("c:\\data\\input-file.txt");</text:p>
          </draw:text-box>
        </draw:frame>
        <draw:frame draw:style-name="gr1" draw:text-style-name="P9" draw:layer="layout" svg:width="25.712cm" svg:height="1.051cm" svg:x="0cm" svg:y="6.5cm">
          <draw:text-box>
            <text:p>The Java File constructor takes as parameter the file path in the underlying file system of the file</text:p>
          </draw:text-box>
        </draw:frame>
        <draw:frame draw:style-name="gr1" draw:text-style-name="P9" draw:layer="layout" svg:width="26.406cm" svg:height="1.051cm" svg:x="0.094cm" svg:y="7.449cm">
          <draw:text-box>
            <text:p><text:s/>Note, that the file or directory path does not actually have to reference an existing file or directory.</text:p>
          </draw:text-box>
        </draw:frame>
        <draw:frame draw:style-name="gr1" draw:text-style-name="P9" draw:layer="layout" svg:width="9.5cm" svg:height="1.051cm" svg:x="0cm" svg:y="8.949cm">
          <draw:text-box>
            <text:p>2. <text:s/>Check if File or Directory Exists</text:p>
          </draw:text-box>
        </draw:frame>
        <draw:frame draw:style-name="gr1" draw:text-style-name="P9" draw:layer="layout" svg:width="24.094cm" svg:height="1.051cm" svg:x="0cm" svg:y="9.949cm">
          <draw:text-box>
            <text:p>You can check if a file referenced by a Java File object exists using the File exists() method.</text:p>
          </draw:text-box>
        </draw:frame>
        <draw:frame draw:style-name="gr1" draw:text-style-name="P9" draw:layer="layout" svg:width="10.5cm" svg:height="1.051cm" svg:x="0cm" svg:y="10.949cm">
          <draw:text-box>
            <text:p>EX :- <text:s text:c="4"/>boolean fileExists = file.exists();</text:p>
          </draw:text-box>
        </draw:frame>
        <draw:frame draw:style-name="gr1" draw:text-style-name="P9" draw:layer="layout" svg:width="11.5cm" svg:height="1.051cm" svg:x="0cm" svg:y="12cm">
          <draw:text-box>
            <text:p>3. <text:s text:c="5"/>Create a Directory if it Does Not Exist</text:p>
          </draw:text-box>
        </draw:frame>
        <draw:frame draw:style-name="gr1" draw:text-style-name="P9" draw:layer="layout" svg:width="20.003cm" svg:height="1cm" svg:x="-0.003cm" svg:y="13cm">
          <draw:text-box>
            <text:p><text:s/>The File class contains the method mkdir() and mkdirs() for that purpose</text:p>
          </draw:text-box>
        </draw:frame>
        <draw:frame draw:style-name="gr1" draw:text-style-name="P9" draw:layer="layout" svg:width="11.5cm" svg:height="1.051cm" svg:x="0cm" svg:y="13.949cm">
          <draw:text-box>
            <text:p>EX :- <text:s text:c="6"/>boolean dirCreated = file.mkdir();</text:p>
          </draw:text-box>
        </draw:frame>
        <presentation:notes draw:style-name="dp2">
          <draw:page-thumbnail draw:style-name="gr3"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5" draw:layer="layout" svg:width="26cm" svg:height="1.997cm" svg:x="1cm" svg:y="0.627cm" presentation:class="title">
          <draw:text-box>
            <text:p>FILE CLASS</text:p>
          </draw:text-box>
        </draw:frame>
        <draw:frame draw:style-name="gr1" draw:text-style-name="P9" draw:layer="layout" svg:width="24.535cm" svg:height="1.051cm" svg:x="-0.035cm" svg:y="3.5cm">
          <draw:text-box>
            <text:p>The mkdirs() will create all directories that are missing in the path the File object represents</text:p>
          </draw:text-box>
        </draw:frame>
        <draw:frame draw:style-name="gr1" draw:text-style-name="P9" draw:layer="layout" svg:width="12cm" svg:height="1.051cm" svg:x="0cm" svg:y="4.551cm">
          <draw:text-box>
            <text:p>EX :- <text:s text:c="8"/>boolean dirCreated = file.mkdirs();</text:p>
          </draw:text-box>
        </draw:frame>
        <draw:frame draw:style-name="gr1" draw:text-style-name="P9" draw:layer="layout" svg:width="4.5cm" svg:height="1.051cm" svg:x="0cm" svg:y="5.602cm">
          <draw:text-box>
            <text:p>File Length :-</text:p>
          </draw:text-box>
        </draw:frame>
        <draw:frame draw:style-name="gr1" draw:text-style-name="P9" draw:layer="layout" svg:width="15.069cm" svg:height="1.051cm" svg:x="4cm" svg:y="5.602cm">
          <draw:text-box>
            <text:p>To read the length of a file, call the File length() method</text:p>
          </draw:text-box>
        </draw:frame>
        <draw:frame draw:style-name="gr1" draw:text-style-name="P9" draw:layer="layout" svg:width="9.965cm" svg:height="1.051cm" svg:x="0.035cm" svg:y="6.449cm">
          <draw:text-box>
            <text:p>EX :- <text:s text:c="8"/>long length = file.length();</text:p>
          </draw:text-box>
        </draw:frame>
        <draw:frame draw:style-name="gr1" draw:text-style-name="P9" draw:layer="layout" svg:width="28cm" svg:height="1.352cm" svg:x="0cm" svg:y="7.5cm">
          <draw:text-box>
            <text:p>Rename or Move File , Directory:To rename (or move) a file, call the method renameTo() on the File class</text:p>
          </draw:text-box>
        </draw:frame>
        <draw:frame draw:style-name="gr1" draw:text-style-name="P9" draw:layer="layout" svg:width="6.526cm" svg:height="1.051cm" svg:x="0cm" svg:y="8.852cm">
          <draw:text-box>
            <text:p>Delete File or Directory</text:p>
          </draw:text-box>
        </draw:frame>
        <draw:frame draw:style-name="gr1" draw:text-style-name="P9" draw:layer="layout" svg:width="8.545cm" svg:height="1.051cm" svg:x="7.5cm" svg:y="9cm">
          <draw:text-box>
            <text:p>boolean success = file.delete();</text:p>
          </draw:text-box>
        </draw:frame>
        <draw:frame draw:style-name="gr1" draw:text-style-name="P9" draw:layer="layout" svg:width="27.473cm" svg:height="2.653cm" svg:x="0cm" svg:y="9.847cm">
          <draw:text-box>
            <text:p>The Java File delete() method can only delete a directory if the directory is empty. To delete a directory that contains files and subdirectories you must iterate through the directory and delete all files and subdirectories first, before you can delete the root directory.</text:p>
          </draw:text-box>
        </draw:frame>
        <presentation:notes draw:style-name="dp2">
          <draw:page-thumbnail draw:style-name="gr3"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1.997cm" svg:x="1cm" svg:y="0.627cm" presentation:class="title">
          <draw:text-box>
            <text:p>JAVA IO NETWORKING</text:p>
          </draw:text-box>
        </draw:frame>
        <draw:frame draw:style-name="gr1" draw:text-style-name="P7" draw:layer="layout" svg:width="28cm" svg:height="4.255cm" svg:x="0cm" svg:y="3.5cm">
          <draw:text-box>
            <text:p>Once a network connection is established b/w two processes they communicate via the network connection just like they would with a file : Using an InputStream to read data, and an OutputStream to write data. While the Java Networking API is being used to establish a network connection between processes, Java IO is being used to exchange data between the processes once the connection is established.</text:p>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4T12:38:36.870000000</meta:creation-date>
    <meta:editing-duration>PT1H14M23S</meta:editing-duration>
    <meta:editing-cycles>4</meta:editing-cycles>
    <meta:generator>LibreOffice/7.2.4.1$Windows_X86_64 LibreOffice_project/27d75539669ac387bb498e35313b970b7fe9c4f9</meta:generator>
    <dc:title>Midnightblue</dc:title>
    <dc:date>2021-12-24T22:39:46.097000000</dc:date>
    <meta:document-statistic meta:object-count="123"/>
  </office:meta>
</office:document-meta>
</file>